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pen Sans SemiBold" fo:font-size="22pt" style:text-underline-style="solid" style:text-underline-width="auto" style:text-underline-color="font-color" officeooo:rsid="00195b6d" officeooo:paragraph-rsid="00195b6d" style:font-size-asian="19.25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Open Sans SemiBold" fo:font-size="16pt" style:text-underline-style="none" officeooo:rsid="00195b6d" officeooo:paragraph-rsid="00195b6d" style:font-size-asian="14pt" style:font-size-complex="16pt"/>
    </style:style>
    <style:style style:name="T1" style:family="text">
      <style:text-properties fo:color="#ffff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../index.odt" text:style-name="Internet_20_link" text:visited-style-name="Visited_20_Internet_20_Link"><text:span text:style-name="T1">Object Oriented Programming in Javascript</text:span></text:a></text:p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 Sans SemiBold" svg:font-family="'Open Sans Semi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9T12:43:13.671220764</meta:creation-date>
    <dc:date>2023-04-10T20:52:47.076660961</dc:date>
    <meta:editing-duration>PT1M33S</meta:editing-duration>
    <meta:editing-cycles>3</meta:editing-cycles>
    <meta:generator>LibreOffice/7.5.1.2$Linux_X86_64 LibreOffice_project/50$Build-2</meta:generator>
    <meta:document-statistic meta:table-count="0" meta:image-count="0" meta:object-count="0" meta:page-count="1" meta:paragraph-count="1" meta:word-count="5" meta:character-count="41" meta:non-whitespace-character-count="37"/>
  </office:meta>
</office:document-meta>
</file>